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31e" officeooo:paragraph-rsid="001173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0:08:37.436353198</meta:creation-date>
    <dc:date>2023-07-19T10:09:02.152059345</dc:date>
    <meta:editing-duration>PT25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3.7.2$Linux_X86_64 LibreOffice_project/30$Build-2</meta:generator>
  </office:meta>
</office:document-meta>
</file>